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cfe7e5" draw:textarea-horizontal-align="justify" draw:textarea-vertical-align="middle" draw:auto-grow-height="false" draw:shadow="visib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family="'Courier New'" style:font-family-generic="modern" style:font-pitch="fixed"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Courier New'" style:font-family-generic="modern" style:font-pitch="fixed"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Courier New'" style:font-family-generic="modern" style:font-pitch="fixed" fo:font-size="28pt" style:font-size-asian="28pt" style:font-size-complex="28pt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Import</text:span></text:p>
            <text:p/>
            <text:p>Andrew Svetlov</text:p>
            <text:p><text:a xlink:href="mailto:andrew.svetlov@gmail.com">andrew.svetlov@gmail.com</text:a></text:p>
            <text:p>asvetlov.blogspot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mport statement</text:p>
              </text:list-item>
              <text:list-item>
                <text:p>__import__ builtin</text:p>
              </text:list-item>
              <text:list-item>
                <text:p>sys.path</text:p>
              </text:list-item>
              <text:list-item>
                <text:p>WTF??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 statemen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mport a.b.c</text:p>
              </text:list-item>
              <text:list-item>
                <text:p>from a.b import c</text:p>
              </text:list-item>
              <text:list-item>
                <text:p>from a.b import name</text:p>
              </text:list-item>
              <text:list-item>
                <text:p>from ..b import c</text:p>
              </text:list-item>
              <text:list-item>
                <text:p>from __future__ import absolute_import</text:p>
              </text:list-item>
            </text:list>
            <text:p><text:span text:style-name="T2">+- a</text:span></text:p>
            <text:p><text:span text:style-name="T2"><text:s text:c="3"/></text:span><text:span text:style-name="T2">+- b &lt;== current</text:span></text:p>
            <text:p><text:span text:style-name="T2"><text:s text:c="6"/></text:span><text:span text:style-name="T2">+-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__import__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__import__(name:str, globals:dict=None, locals:dict=None, fromlist:list=(), level:int=0) -&gt; <text:s/>Module</text:p>
              </text:list-item>
              <text:list-item>
                <text:p>Returns module or toplevel package depending from <text:span text:style-name="T3">fromlist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mport lock<text:tab/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p text:style-name="P1"><text:span text:style-name="T4">def f():</text:span></text:p>
            <text:p text:style-name="P1"><text:span text:style-name="T4"><text:s text:c="2"/></text:span><text:span text:style-name="T4">from twisted.internet import reactor</text:span></text:p>
            <text:p text:style-name="P1"><text:span text:style-name="T4"><text:s text:c="2"/></text:span><text:span text:style-name="T4">reactor.callLater(...)</text:span></text:p>
            <text:p text:style-name="P1"><text:span text:style-name="T5"/></text:p>
            <text:list text:style-name="L2">
              <text:list-item>
                <text:p text:style-name="P1"><text:span text:style-name="T5">Slow</text:span></text:p>
              </text:list-item>
              <text:list-item>
                <text:p text:style-name="P1"><text:span text:style-name="T5">Multithreading → Deadloc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es &amp; Packag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2">__name__: str</text:p>
              </text:list-item>
              <text:list-item>
                <text:p text:style-name="P2">__doc__: str</text:p>
              </text:list-item>
              <text:list-item>
                <text:p text:style-name="P2">__file__: str</text:p>
              </text:list-item>
              <text:list-item>
                <text:p text:style-name="P2">__path__: [str]</text:p>
              </text:list-item>
              <text:list-item>
                <text:p text:style-name="P2">__package__: str</text:p>
              </text:list-item>
              <text:list-item>
                <text:p text:style-name="P2">__cached__: str</text:p>
              </text:list-item>
              <text:list-item>
                <text:p text:style-name="P2">__loader__: Loa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BC</text:p>
          </draw:text-box>
        </draw:frame>
        <draw:custom-shape draw:style-name="gr2" draw:text-style-name="P3" draw:layer="layout" svg:width="6.35cm" svg:height="1.27cm" svg:x="3.81cm" svg:y="4.572cm">
          <text:p text:style-name="P3">MetaPathFin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03cm" svg:x="3.809cm" svg:y="6.671cm">
          <text:p text:style-name="P3">PathEntryFin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35cm" svg:height="1.272cm" svg:x="12.608cm" svg:y="4.57cm">
          <text:p text:style-name="P3">Loa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35cm" svg:height="1.221cm" svg:x="15.007cm" svg:y="6.769cm">
          <text:p text:style-name="P3">ResourceLoa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35cm" svg:height="1.17cm" svg:x="15.006cm" svg:y="8.968cm">
          <text:p text:style-name="P3">InspectLoa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6.35cm" svg:height="1.422cm" svg:x="16.605cm" svg:y="12.548cm">
          <text:p text:style-name="P3">ExecutionLoad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494cm" svg:x1="18.958cm" svg:y1="5.206cm" svg:x2="21.357cm" svg:y2="7.379cm" draw:start-shape="id1" draw:start-glue-point="1" draw:end-shape="id2" svg:d="m18958 5206h3394v2173h-995">
          <text:p/>
        </draw:connector>
        <draw:connector draw:style-name="gr4" draw:text-style-name="P4" draw:layer="layout" draw:line-skew="0.495cm" svg:x1="18.958cm" svg:y1="5.206cm" svg:x2="21.356cm" svg:y2="9.553cm" draw:start-shape="id1" draw:start-glue-point="1" draw:end-shape="id3" draw:end-glue-point="1" svg:d="m18958 5206h3394v4347h-996">
          <text:p/>
        </draw:connector>
        <draw:connector draw:style-name="gr4" draw:text-style-name="P4" draw:layer="layout" svg:x1="18.181cm" svg:y1="10.138cm" svg:x2="19.78cm" svg:y2="12.548cm" draw:start-shape="id3" draw:start-glue-point="2" draw:end-shape="id4" draw:end-glue-point="0" svg:d="m18181 10138v1205h1599v1205">
          <text:p/>
        </draw:connector>
        <draw:custom-shape draw:style-name="gr3" draw:text-style-name="P3" xml:id="id5" draw:id="id5" draw:layer="layout" svg:width="6.35cm" svg:height="1.17cm" svg:x="4.105cm" svg:y="11.967cm">
          <text:p text:style-name="P3">FileLoa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6.35cm" svg:height="1.17cm" svg:x="4.104cm" svg:y="13.966cm">
          <text:p text:style-name="P3">SourceLoad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223cm" svg:x1="15.007cm" svg:y1="7.379cm" svg:x2="10.455cm" svg:y2="12.552cm" draw:start-shape="id2" draw:start-glue-point="3" draw:end-shape="id5" draw:end-glue-point="1" svg:d="m15007 7379h-2053v5173h-2499">
          <text:p/>
        </draw:connector>
        <draw:connector draw:style-name="gr4" draw:text-style-name="P4" draw:layer="layout" draw:line-skew="-0.576cm" svg:x1="16.605cm" svg:y1="13.259cm" svg:x2="10.455cm" svg:y2="12.552cm" draw:start-shape="id4" draw:start-glue-point="3" draw:end-shape="id5" draw:end-glue-point="1" svg:d="m16605 13259h-3651v-707h-2499">
          <text:p/>
        </draw:connector>
        <draw:connector draw:style-name="gr4" draw:text-style-name="P4" draw:layer="layout" draw:line-skew="0.223cm" svg:x1="15.007cm" svg:y1="7.379cm" svg:x2="10.454cm" svg:y2="14.551cm" draw:start-shape="id2" draw:start-glue-point="3" draw:end-shape="id6" svg:d="m15007 7379h-2053v7172h-2500">
          <text:p/>
        </draw:connector>
        <draw:connector draw:style-name="gr4" draw:text-style-name="P4" draw:layer="layout" draw:line-skew="-0.576cm" svg:x1="16.605cm" svg:y1="13.259cm" svg:x2="10.454cm" svg:y2="14.551cm" draw:start-shape="id4" draw:start-glue-point="3" draw:end-shape="id6" draw:end-glue-point="1" svg:d="m16605 13259h-3651v1292h-2500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ys.modul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'keyword': &lt;module 'keyword' from '.../Lib/keyword.py'&gt;</text:p>
              </text:list-item>
              <text:list-item>
                <text:p>'unittest.signals': &lt;module 'unittest.signals' from '…/Lib/unittest/signals.py'&gt;</text:p>
              </text:list-item>
              <text:list-item>
                <text:p>'_frozen_importlib': &lt;module '_frozen_importlib' from '&lt;frozen&gt;'&gt;</text:p>
              </text:list-item>
              <text:list-item>
                <text:p>'sys': &lt;module 'sys' (built-in)&gt;</text:p>
              </text:list-item>
              <text:list-item>
                <text:p><text:s/>'_heapq': &lt;module '_heapq' from '.../lib.linux-x86_64-3.3-pydebug/_heapq.cpython-33dm.so'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nder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MetaPathFinder</text:p>
              </text:list-item>
            </text:list>
            <text:list text:style-name="L2">
              <text:list-item>
                <text:list>
                  <text:list-item>
                    <text:p>find_module(fullname: str, path: str) -&gt; Loader </text:p>
                  </text:list-item>
                  <text:list-item>
                    <text:p>invalidate_caches()</text:p>
                  </text:list-item>
                </text:list>
              </text:list-item>
              <text:list-item>
                <text:p>PathEntryFinder</text:p>
                <text:list>
                  <text:list-item>
                    <text:p>find_loader(fullname: str) -&gt; (Loader, str) </text:p>
                  </text:list-item>
                  <text:list-item>
                    <text:p>invalidate_cache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ys.meta_path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[Finder()]</text:p>
                <text:list>
                  <text:list-item>
                    <text:p>BuiltinImporter</text:p>
                  </text:list-item>
                  <text:list-item>
                    <text:p>FrozenImporter</text:p>
                  </text:list-item>
                  <text:list-item>
                    <text:p>PathFin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ys.path_hoo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[callable(path:str) -&gt; Finder]</text:p>
                <text:list>
                  <text:list-item>
                    <text:p>&lt;class 'zipimport.zipimporter'&gt;</text:p>
                  </text:list-item>
                  <text:list-item>
                    <text:p>&lt;function PathEntryFinder path_hook&gt;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ys.path: [str]</text:p>
              </text:list-item>
              <text:list-item>
                <text:p>sys.path_importer_cache: {str:Finder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BC</text:p>
          </draw:text-box>
        </draw:frame>
        <draw:custom-shape draw:style-name="gr5" draw:text-style-name="P3" draw:layer="layout" svg:width="6.35cm" svg:height="1.27cm" svg:x="3.81cm" svg:y="4.572cm">
          <text:p text:style-name="P3">MetaPathFind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35cm" svg:height="1.203cm" svg:x="3.809cm" svg:y="6.671cm">
          <text:p text:style-name="P3">PathEntryFinder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6.35cm" svg:height="1.272cm" svg:x="12.608cm" svg:y="4.57cm">
          <text:p text:style-name="P3">Loader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6.35cm" svg:height="1.221cm" svg:x="15.007cm" svg:y="6.769cm">
          <text:p text:style-name="P3">ResourceLoader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6.35cm" svg:height="1.17cm" svg:x="15.006cm" svg:y="8.968cm">
          <text:p text:style-name="P3">InspectLoad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6.35cm" svg:height="1.422cm" svg:x="16.605cm" svg:y="12.548cm">
          <text:p text:style-name="P3">ExecutionLoad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494cm" svg:x1="18.958cm" svg:y1="5.206cm" svg:x2="21.357cm" svg:y2="7.379cm" draw:start-shape="id7" draw:start-glue-point="1" draw:end-shape="id8" svg:d="m18958 5206h3594v2173h-1195">
          <text:p/>
        </draw:connector>
        <draw:connector draw:style-name="gr4" draw:text-style-name="P4" draw:layer="layout" draw:line-skew="0.495cm" svg:x1="18.958cm" svg:y1="5.206cm" svg:x2="21.356cm" svg:y2="9.553cm" draw:start-shape="id7" draw:start-glue-point="1" draw:end-shape="id9" draw:end-glue-point="1" svg:d="m18958 5206h3594v4347h-1196">
          <text:p/>
        </draw:connector>
        <draw:connector draw:style-name="gr4" draw:text-style-name="P4" draw:layer="layout" svg:x1="18.181cm" svg:y1="10.138cm" svg:x2="19.78cm" svg:y2="12.548cm" draw:start-shape="id9" draw:start-glue-point="2" draw:end-shape="id10" draw:end-glue-point="0" svg:d="m18181 10138v1305h1599v1105">
          <text:p/>
        </draw:connector>
        <draw:custom-shape draw:style-name="gr2" draw:text-style-name="P3" xml:id="id11" draw:id="id11" draw:layer="layout" svg:width="6.35cm" svg:height="1.17cm" svg:x="4.105cm" svg:y="11.967cm">
          <text:p text:style-name="P3">FileLoad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6.35cm" svg:height="1.17cm" svg:x="4.104cm" svg:y="13.966cm">
          <text:p text:style-name="P3">SourceLoad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223cm" svg:x1="15.007cm" svg:y1="7.379cm" svg:x2="10.455cm" svg:y2="12.552cm" draw:start-shape="id8" draw:start-glue-point="3" draw:end-shape="id11" draw:end-glue-point="1" svg:d="m15007 7379h-1953v5173h-2599">
          <text:p/>
        </draw:connector>
        <draw:connector draw:style-name="gr4" draw:text-style-name="P4" draw:layer="layout" draw:line-skew="-0.576cm" svg:x1="16.605cm" svg:y1="13.259cm" svg:x2="10.455cm" svg:y2="12.552cm" draw:start-shape="id10" draw:start-glue-point="3" draw:end-shape="id11" draw:end-glue-point="1" svg:d="m16605 13259h-3551v-707h-2599">
          <text:p/>
        </draw:connector>
        <draw:connector draw:style-name="gr4" draw:text-style-name="P4" draw:layer="layout" draw:line-skew="0.223cm" svg:x1="15.007cm" svg:y1="7.379cm" svg:x2="10.454cm" svg:y2="14.551cm" draw:start-shape="id8" draw:end-shape="id12" svg:d="m15007 7379h-1953v7172h-2600">
          <text:p/>
        </draw:connector>
        <draw:connector draw:style-name="gr4" draw:text-style-name="P4" draw:layer="layout" draw:line-skew="-0.576cm" svg:x1="16.605cm" svg:y1="13.259cm" svg:x2="10.454cm" svg:y2="14.551cm" draw:start-shape="id10" draw:start-glue-point="3" draw:end-shape="id12" draw:end-glue-point="1" svg:d="m16605 13259h-3551v1292h-2600">
          <text:p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ase loader</text:p>
              </text:list-item>
            </text:list>
            <text:p/>
            <text:list text:continue-numbering="true" text:style-name="L2">
              <text:list-item>
                <text:p>load_module(fullname:str) -&gt; Module</text:p>
              </text:list-item>
              <text:list-item>
                <text:p>module_repr(module:Module) -&gt; st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sourceLoader(Loader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an return data from backend storage </text:p>
              </text:list-item>
              <text:list-item>
                <text:p><text:span text:style-name="T3">load_module</text:span></text:p>
              </text:list-item>
              <text:list-item>
                <text:p>get_data(path: str) -&gt; bytes</text:p>
              </text:list-item>
            </text:list>
            <text:p><text:span text:style-name="T4">&gt;&gt;&gt; folder = os.path.dirname(__file__)</text:span></text:p>
            <text:p><text:span text:style-name="T4">&gt;&gt;&gt; resname = os.path.join(folder, 'image.png')</text:span></text:p>
            <text:p><text:span text:style-name="T4">&gt;&gt;&gt; __loader__.get_data(resname)</text:span></text:p>
            <text:p><text:span text:style-name="T4">… </text:span><text:span text:style-name="T4">&lt;img bytes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pectLoader(Loader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rospection support</text:p>
              </text:list-item>
              <text:list-item>
                <text:p><text:span text:style-name="T3">load_module</text:span></text:p>
              </text:list-item>
              <text:list-item>
                <text:p>is_package(fullname:str) -&gt; bool</text:p>
              </text:list-item>
              <text:list-item>
                <text:p>get_code(fullname:str) -&gt; CodeObject</text:p>
              </text:list-item>
              <text:list-item>
                <text:p>get_source(fullname:str) -&gt; st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ecutionLoader(InspectLoader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upport for execution modules as scripts</text:p>
              </text:list-item>
              <text:list-item>
                <text:p><text:span text:style-name="T3">load_module, is_package, get_code, get_source</text:span></text:p>
              </text:list-item>
              <text:list-item>
                <text:p>get_filename(fullname:str) -&gt; str</text:p>
                <text:list>
                  <text:list-item>
                    <text:p>__file__</text:p>
                  </text:list-item>
                  <text:list-item>
                    <text:p>Python -m package.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leLoader(ResourceLoader, ExecutionLoader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ust to be. Sourceless loader</text:p>
              </text:list-item>
              <text:list-item>
                <text:p><text:span text:style-name="T3">load_module, is_package, get_code, get_data, </text:span><text:span text:style-name="T3">get_source, get_filen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ourceLoader(ResourceLoader, ExecutionLoader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load_module, is_package, get_code, get_data, </text:span><text:span text:style-name="T3">get_source, get_filename</text:span></text:p>
              </text:list-item>
              <text:list-item>
                <text:p>path_mtime(path:str) -&gt; int</text:p>
              </text:list-item>
              <text:list-item>
                <text:p>path_stats(path:str) -&gt; dict</text:p>
                <text:list>
                  <text:list-item>
                    <text:p>mtime:int</text:p>
                  </text:list-item>
                  <text:list-item>
                    <text:p>size:int [optional]</text:p>
                  </text:list-item>
                </text:list>
              </text:list-item>
              <text:list-item>
                <text:p>set_data(path:str, data:byt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mportlib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ind_loader(name:str, path:str=None) -&gt; Loader</text:p>
              </text:list-item>
              <text:list-item>
                <text:p>import_module(name:str, package:str=None) -&gt; Modu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ite.py</text:p>
              </text:list-item>
              <text:list-item>
                <text:p>venv</text:p>
              </text:list-item>
              <text:list-item>
                <text:p>user sitepackages </text:p>
                <text:list>
                  <text:list-item>
                    <text:p>~/.local/lib/python3.3/site-packages</text:p>
                  </text:list-item>
                </text:list>
              </text:list-item>
              <text:list-item>
                <text:p>site-packages</text:p>
              </text:list-item>
              <text:list-item>
                <text:p>.pth files</text:p>
              </text:list-item>
              <text:list-item>
                <text:p>sitecustomize.py</text:p>
              </text:list-item>
              <text:list-item>
                <text:p>usersite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hutdow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or every module in sys.modules set all global attrs to None</text:p>
              </text:list-item>
              <text:list-item>
                <text:p>Delete modu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Вопросы?</text:span></text:p>
            <text:p/>
            <text:p>Andrew Svetlov</text:p>
            <text:p><text:a xlink:href="mailto:andrew.svetlov@gmail.com">andrew.svetlov@gmail.com</text:a></text:p>
            <text:p>asvetlov.blogspot.com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Svetlov</meta:initial-creator>
    <meta:creation-date>2012-09-14T17:55:33</meta:creation-date>
    <meta:editing-duration>P1DT22H2S</meta:editing-duration>
    <meta:editing-cycles>41</meta:editing-cycles>
    <dc:date>2012-09-29T15:44:57</dc:date>
    <dc:creator>Andrew Svetlov</dc:creator>
    <meta:generator>LibreOffice/3.5$Linux_X86_64 LibreOffice_project/350m1$Build-2</meta:generator>
    <meta:document-statistic meta:object-count="135"/>
  </office:meta>
</office:document-meta>
</file>